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<text:tab/><text:tab/>================================</text:span></text:p>
      <text:p text:style-name="P1"><text:span text:style-name="T1"><text:tab/><text:tab/><text:tab/><text:tab/><text:tab/>JSON file</text:span></text:p>
      <text:p text:style-name="P1"><text:span text:style-name="T1"><text:tab/><text:tab/><text:tab/><text:tab/>================================</text:span></text:p>
      <text:p text:style-name="P1"><text:span text:style-name="T1">=&gt;JSON (JavaScript Object Notation) is a popular data format used for representing structured data. It's common to transmit and receive data between a server and Client web application development in the form of JSON format.</text:span></text:p>
      <text:p text:style-name="P1"><text:span text:style-name="T1">=&gt;In otherwords,JSON is a lightweight data format for data interchange which can be easily read and written by humans, easily parsed and generated by machines. </text:span></text:p>
      <text:p text:style-name="P1"><text:span text:style-name="T1">=&gt;It is a complete language-independent text format. To work with JSON data, Python has a built-in module called json.</text:span></text:p>
      <text:p text:style-name="P1"><text:span text:style-name="T1">=================================================</text:span></text:p>
      <text:p text:style-name="P1"><text:span text:style-name="T1">Parse JSON (Convert from JSON to Python)</text:span></text:p>
      <text:p text:style-name="P1"><text:span text:style-name="T1">-------------------------------------------------------------------------------------</text:span></text:p>
      <text:p text:style-name="P1"><text:span text:style-name="T1">=&gt;json.loads() method can parse a json string and converted into Python dictionary.</text:span></text:p>
      <text:p text:style-name="P1"><text:span text:style-name="T1">Syntax:</text:span></text:p>
      <text:p text:style-name="P1"><text:span text:style-name="T1"><text:tab/><text:tab/>dictobj=json.loads(json_string)</text:span></text:p>
      <text:p text:style-name="P2"/>
      <text:p text:style-name="P1"><text:span text:style-name="T1">Examples:</text:span></text:p>
      <text:p text:style-name="P1"><text:span text:style-name="T1">---------------------</text:span></text:p>
      <text:p text:style-name="P1"><text:span text:style-name="T1"># Python program to convert JSON to Python</text:span></text:p>
      <text:p text:style-name="P1"><text:span text:style-name="T1"><text:tab/>import json</text:span></text:p>
      <text:p text:style-name="P1"><text:span text:style-name="T1"><text:tab/># JSON string</text:span></text:p>
      <text:p text:style-name="P1"><text:span text:style-name="T1"><text:tab/>employee = ' <text:s/>{"id":"09", "name": "Rossum", "department":"IT"} <text:s/>'</text:span></text:p>
      <text:p text:style-name="P1"><text:span text:style-name="T1"><text:tab/># Convert JSON string to Python dict</text:span></text:p>
      <text:p text:style-name="P1"><text:span text:style-name="T1"><text:tab/>employee_dict = json.loads(employee)</text:span></text:p>
      <text:p text:style-name="P1"><text:span text:style-name="T1"><text:tab/>print(employee_dict)</text:span></text:p>
      <text:p text:style-name="P1"><text:span text:style-name="T1">--------------------------------------------------------------------------------------------------------------------------</text:span></text:p>
      <text:p text:style-name="P1"><text:span text:style-name="T1">Python--- read JSON file</text:span></text:p>
      <text:p text:style-name="P1"><text:span text:style-name="T1">--------------------------------------------------------------------------------------------------------------------------</text:span></text:p>
      <text:p text:style-name="P1"><text:soft-page-break/><text:span text:style-name="T1">=&gt;json.load() method can read a file which contains a JSON object. </text:span></text:p>
      <text:p text:style-name="P1"><text:span text:style-name="T1">Consider a file named <text:s/>employee.json which contains a JSON object.</text:span></text:p>
      <text:p text:style-name="P1"><text:span text:style-name="T1">Syntax:</text:span></text:p>
      <text:p text:style-name="P1"><text:span text:style-name="T1"><text:tab/>json.load(file_object)</text:span></text:p>
      <text:p text:style-name="P1"><text:span text:style-name="T1">------------------------------------------------------------------------------------------------------</text:span></text:p>
      <text:p text:style-name="P1"><text:span text:style-name="T1">--------------------------------------------------------------------------------------------------------------------------</text:span></text:p>
      <text:p text:style-name="P1"><text:span text:style-name="T1">Python--- write to JSON file</text:span></text:p>
      <text:p text:style-name="P1"><text:span text:style-name="T1">--------------------------------------------------------------------------------------------------------------------------</text:span></text:p>
      <text:p text:style-name="P1"><text:span text:style-name="T1">=&gt;json.dump() method can write <text:s/>dict object data to a file. </text:span></text:p>
      <text:p text:style-name="P1"><text:span text:style-name="T1">Syntax:</text:span></text:p>
      <text:p text:style-name="P1"><text:span text:style-name="T1"><text:tab/>json.dump(dict object, file_pointer)</text:span></text:p>
      <text:p text:style-name="P1"><text:span text:style-name="T1">----------------------------------------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6" meta:word-count="192" meta:character-count="2155" meta:non-whitespace-character-count="1969"/>
    <meta:generator>LibreOfficeDev/6.0.5.2$Linux_X86_64 LibreOffice_project/</meta:generator>
  </office:meta>
</office:document-meta>
</file>